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ff0000"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color="#ff0000" fo:font-size="18pt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2cm" svg:height="1.3cm" svg:x="14.2cm" svg:y="8.8cm">
          <text:p text:style-name="P1"><text:s text:c="11"/>Cli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1.3cm" svg:x="2.9cm" svg:y="8.8cm">
          <text:p text:style-name="P1">Client <text:s text:c="7"/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7.2cm" svg:y1="9.4cm" svg:x2="14.1cm" svg:y2="9.4cm" draw:start-shape="id1" draw:start-glue-point="1" draw:end-shape="id2" draw:end-glue-point="3" svg:d="m7200 9400h6900" svg:viewBox="0 0 6901 1">
          <text:p text:style-name="P1"><text:span text:style-name="T1">PeerConnection</text:span></text:p>
          <text:p text:style-name="P1"/>
        </draw:connector>
        <draw:custom-shape draw:style-name="gr3" draw:text-style-name="P1" xml:id="id1" draw:id="id1" draw:layer="layout" svg:width="1.9cm" svg:height="0.8cm" svg:x="5.3cm" svg:y="9cm">
          <text:p text:style-name="P1">PCO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1.9cm" svg:height="0.8cm" svg:x="14.1cm" svg:y="9cm">
          <text:p text:style-name="P1">PC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us Melzer</meta:initial-creator>
    <meta:creation-date>2013-06-19T14:25:06</meta:creation-date>
    <dc:date>2013-06-20T10:08:35</dc:date>
    <dc:creator>Marius Melzer</dc:creator>
    <meta:editing-duration>PT17M34S</meta:editing-duration>
    <meta:editing-cycles>4</meta:editing-cycles>
    <meta:generator>LibreOffice/3.6$Linux_X86_64 LibreOffice_project/360m1$Build-2</meta:generator>
    <meta:document-statistic meta:object-count="5"/>
  </office:meta>
</office:document-meta>
</file>